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2.163cm" fo:min-width="1.913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2.163cm" fo:min-width="1.913cm"/>
    </style:style>
    <style:style style:name="gr3" style:family="graphic" style:parent-style-name="standard">
      <style:graphic-properties draw:textarea-horizontal-align="justify" draw:textarea-vertical-align="middle" draw:auto-grow-height="false" fo:min-height="1.277cm" fo:min-width="1.027cm"/>
    </style:style>
    <style:style style:name="gr4" style:family="graphic" style:parent-style-name="standard">
      <style:graphic-properties draw:stroke="none" svg:stroke-color="#000000" draw:fill="none" draw:fill-color="#ffffff" fo:min-height="1.41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413cm" svg:x="9.763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3cm" svg:height="2.413cm" svg:x="9.763cm" svg:y="3.68cm">
          <text:p text:style-name="P2"><text:span text:style-name="T1">Previou</text:span><text:span text:style-name="T1">s tile</text:span><text:span text:style-name="T1"><text:line-break/></text:span><text:span text:style-name="T1">(forbidd</text:span><text:span text:style-name="T1">en)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13cm" svg:height="2.413cm" svg:x="12.163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13cm" svg:height="2.413cm" svg:x="7.363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13cm" svg:height="2.413cm" svg:x="9.763cm" svg:y="8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413cm" svg:height="2.413cm" svg:x="9.763cm" svg:y="14.716cm">
          <text:p text:style-name="P2">Target<text:line-break/>t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59cm" svg:height="2.159cm" svg:x="9.89cm" svg:y="6.207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smiley" draw:modifiers="181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5" draw:layer="layout" svg:width="2.921cm" svg:height="1.661cm" svg:x="10.144cm" svg:y="7.096cm">
          <draw:text-box>
            <text:p><text:span text:style-name="T2">Ghost</text:span></text:p>
          </draw:text-box>
        </draw:frame>
        <draw:connector draw:style-name="gr5" draw:text-style-name="P6" xml:id="id2" draw:id="id2" draw:layer="layout" draw:type="curve" svg:x1="10.969cm" svg:y1="14.716cm" svg:x2="7.48cm" svg:y2="13.229cm" draw:start-shape="id1" draw:start-glue-point="0" svg:d="M10969 14716c0-1491-3489-748-3489-1487" svg:viewBox="0 0 3490 1488">
          <text:p/>
        </draw:connector>
        <draw:connector draw:style-name="gr6" draw:text-style-name="P6" draw:layer="layout" draw:type="curve" svg:x1="7.48cm" svg:y1="13.229cm" svg:x2="7.363cm" svg:y2="7.286cm" draw:start-shape="id2" draw:start-glue-point="3" draw:end-shape="id3" draw:end-glue-point="3" svg:d="M7480 13229c-928 0-870-5943-117-5943" svg:viewBox="0 0 690 5944">
          <text:p/>
        </draw:connector>
        <draw:connector draw:style-name="gr6" draw:text-style-name="P6" draw:layer="layout" draw:type="curve" svg:x1="7.48cm" svg:y1="13.229cm" svg:x2="10.969cm" svg:y2="10.893cm" draw:start-shape="id2" draw:start-glue-point="3" draw:end-shape="id4" draw:end-glue-point="2" svg:d="M7480 13229c0-1752 3489-584 3489-2336" svg:viewBox="0 0 3490 2337">
          <text:p/>
        </draw:connector>
        <draw:connector draw:style-name="gr6" draw:text-style-name="P6" draw:layer="layout" draw:type="curve" draw:line-skew="1.552cm 1.358cm" svg:x1="7.48cm" svg:y1="13.229cm" svg:x2="14.576cm" svg:y2="7.286cm" draw:start-shape="id2" draw:start-glue-point="3" draw:end-shape="id5" draw:end-glue-point="1" svg:d="M7480 13229c0-1224 4477-1019 6948-2199s2935-3744 148-3744" svg:viewBox="0 0 9001 5944">
          <text:p/>
        </draw:connector>
        <draw:frame draw:style-name="gr7" draw:text-style-name="P7" draw:layer="layout" svg:width="3.038cm" svg:height="0.954cm" svg:x="5.836cm" svg:y="13.573cm">
          <draw:text-box>
            <text:p>Search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5:02:53.880891411</meta:creation-date>
    <dc:date>2017-11-26T15:13:33.548729776</dc:date>
    <meta:editing-duration>PT10M3S</meta:editing-duration>
    <meta:editing-cycles>3</meta:editing-cycles>
    <meta:generator>LibreOffice/5.4.1.2$Linux_X86_64 LibreOffice_project/40m0$Build-2</meta:generator>
    <meta:document-statistic meta:object-count="13"/>
  </office:meta>
</office:document-meta>
</file>